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54pt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AȚII PENTRU FUNDAȚIA CE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74cm" fo:page-height="11.4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Dumbraveanu</meta:initial-creator>
    <meta:creation-date>2013-12-02T23:15:03</meta:creation-date>
    <dc:date>2013-12-02T23:16:19</dc:date>
    <dc:creator>Radu Dumbraveanu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3.5$Linux_X86_64 LibreOffice_project/350m1$Build-2</meta:generator>
  </office:meta>
</office:document-meta>
</file>